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1.11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ce5"/>
        <table:table-row table:style-name="ro1"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_py__misc.tex </text:p>
          </table:table-cell>
          <table:table-cell office:value-type="float" office:value="1" calcext:value-type="float">
            <text:p>1</text:p>
          </table:table-cell>
          <table:table-cell table:formula="of:=SUM([.D2:.D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_programming_misc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_py_arrays_data_structure.tex</text:p>
          </table:table-cell>
          <table:table-cell office:value-type="float" office:value="1" calcext:value-type="float">
            <text:p>1</text:p>
          </table:table-cell>
          <table:table-cell table:formula="of:=SUM([.D5:.D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2];[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_py_arrays_data_structure_Claude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_py_arrays_list_1D.tex </text:p>
          </table:table-cell>
          <table:table-cell office:value-type="float" office:value="1" calcext:value-type="float">
            <text:p>1</text:p>
          </table:table-cell>
          <table:table-cell table:formula="of:=SUM([.D8:.D1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G5];[.F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_py_arrays_list_slicing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1_py_arrays_dict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1_py_arrays_tuple.tex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1_py_arrays_set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1_py_strings.tex</text:p>
          </table:table-cell>
          <table:table-cell office:value-type="float" office:value="1" calcext:value-type="float">
            <text:p>1</text:p>
          </table:table-cell>
          <table:table-cell table:formula="of:=SUM([.D14:.D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8];[.F14]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1_py_arrays_dict_comprehensions.tex</text:p>
          </table:table-cell>
          <table:table-cell office:value-type="float" office:value="1" calcext:value-type="float">
            <text:p>1</text:p>
          </table:table-cell>
          <table:table-cell table:formula="of:=SUM([.D16:.D1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G14];[.F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_py_arrays_list_comprehension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1_py_arrays_generator_comprehension.t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1_py_arrays_methods.tex</text:p>
          </table:table-cell>
          <table:table-cell office:value-type="float" office:value="1" calcext:value-type="float">
            <text:p>1</text:p>
          </table:table-cell>
          <table:table-cell table:formula="of:=SUM([.D20: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6];[.F20])"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1C2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ce5"/>
        <table:table-row table:style-name="ro1"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2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ce5"/>
        <table:table-row table:style-name="ro1"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2C2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ce5"/>
        <table:table-row table:style-name="ro1"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 table:number-rows-repeated="88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c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row table:style-name="ro1"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5:16:43.6256170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yllian</meta:initial-creator>
    <meta:creation-date>2025-12-28T12:06:35.556105150</meta:creation-date>
    <dc:date>2026-02-27T15:19:22.021353431</dc:date>
    <dc:creator>Wyllian</dc:creator>
    <meta:editing-duration>PT12H40M35S</meta:editing-duration>
    <meta:editing-cycles>154</meta:editing-cycles>
    <meta:generator>LibreOffice/25.2.3.2$Linux_X86_64 LibreOffice_project/520$Build-2</meta:generator>
    <meta:document-statistic meta:table-count="5" meta:cell-count="109" meta:object-count="0"/>
    <meta:user-defined meta:name=""/>
    <meta:user-defined meta:name="qrichtext">1</meta:user-defined>
  </office:meta>
</office:document-meta>
</file>